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it" fo:country="IT"/>
    </style:style>
  </office:automatic-styles>
  <office:body>
    <office:text text:use-soft-page-breaks="true">
      <text:p text:style-name="P1"><text:s text:c="71"/>KAFKA</text:p>
      <text:p text:style-name="Normal">It’s basically made to solve the producer consumer problem; it does not really care about security but main goal is to store messages by topic sent by producers and then let consumers read them.</text:p>
      <text:p text:style-name="Normal">Resilient basically means in case of failure you do not loose your data at all.it ‘s also possiblie to specify what is the of the data stored in kafk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ame</meta:initial-creator>
    <dc:creator> </dc:creator>
    <meta:creation-date>2019-10-23T12:00:00Z</meta:creation-date>
    <dc:date>2019-10-27T14:01:00Z</dc:date>
    <meta:template xlink:href="Normal.dotm" xlink:type="simple"/>
    <meta:editing-cycles>2</meta:editing-cycles>
    <meta:editing-duration>PT349260S</meta:editing-duration>
    <meta:document-statistic meta:page-count="1" meta:paragraph-count="1" meta:word-count="63" meta:character-count="423" meta:row-count="3" meta:non-whitespace-character-count="361"/>
  </office:meta>
</office:document-meta>
</file>